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sans-serif" svg:font-family="sans-serif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周易哲學</text:h>
      <text:h text:style-name="P4" text:outline-level="2">作業九</text:h>
      <text:p text:style-name="Standard"/>
      <text:p text:style-name="P1">R01922024</text:p>
      <text:p text:style-name="P1">資訊工程學系　碩士班一年級　李卿澄</text:p>
      <text:p text:style-name="P1"/>
      <text:p text:style-name="P2">革：已日乃孚，元亨，利貞，悔亡。</text:p>
      <text:p text:style-name="P2"/>
      <text:p text:style-name="P2">初九：鞏用黃牛之革。</text:p>
      <text:p text:style-name="P2">六二：已日乃革之，征吉，無咎。</text:p>
      <text:p text:style-name="P2">九三：征凶，貞厲。革言三就，有孚。</text:p>
      <text:p text:style-name="P2">九四：悔亡。有孚改命，吉。</text:p>
      <text:p text:style-name="P2">九五：大人虎變，未占有孚。</text:p>
      <text:p text:style-name="P2">上六：君子豹變，小人革面。征兇，局貞吉。</text:p>
      <text:p text:style-name="P2"/>
      <text:p text:style-name="P2">革卦上為兌而下為離，在八卦的自然形象中，兌代表沼澤，離代表火，把沼澤和火擺在一起，雖然我會想到台南關子嶺溫泉，不過此處是取水、火不相容因此發生變革的意義。而以家庭人物的意象來看是少女兌與中女離的組合，彖曰「二女同居，其志不相得」，互相想要改變對方而得到變革之意。</text:p>
      <text:p text:style-name="P2"/>
      <text:p text:style-name="P2">初九當位，但環境不好與九四無應，知道需要改革但是「不可以有為也」；六二當位，與九五相應，所以理解改革的作法，但六二處在下階，需要等到條件成熟才能做，才會有效果；九三當位，又與上六互為陰陽爻可以做應位解，應該是要不錯，不過九三位於上下之交，是易攻難守之地，需要「革言三就」，待氣氛完全成熟才能改革不然會有危厲；九四雖非當位、應位，但已經接近了領導核心，且通過九三改革氣氛已經完全成熟，因此吉；九五當位、與六二有應且居中位，標準的領導者，當其欲改革當然是上行下效，風行草偃，無往不利，如猛虎般；上六當位，下與九三有應，改革推行後若為改而改則「征凶」，居而不動則吉。</text:p>
      <text:p text:style-name="P2"/>
      <text:p text:style-name="P2">革卦看來是一個由社會底層開始逐步向上推動改革，慢慢的藉由大眾的力量形成全民共識，而在上位者也從善如流，宣示改革而完成改革的一個過程，描述了下層凝聚與上層推動以至於完成的進程，有社會的上下變化，也有改革接受的廣度變化，不過整體來說還是非常順利的。</text:p>
      <text:p text:style-name="P2"/>
      <text:p text:style-name="P2">由此觀之，一個改革要得以完成有兩個重要條件，第一是全民的接受度，當全民形成改革共識（亦即確認了大多數的人民有改革的需求），自然會形成一股力量；而第二就是領導階層感受到了改革的需求，而順應民心進行改革。此二者缺一皆不可，民欲改而不得上位者推行，更甚<text:soft-page-break/>者遭遇打壓則可能發生階級對立衝突，上位者欲改但不得民心，也會發生雙方的衝突。因此我認為整體上革卦敘述的是和平的改革進程。彖曰：「天地革而四時成，湯武革命，順乎天而應乎人，革之時義大矣哉！」，但湯武革命並非和平改革進程，而是武裝衝突，以武力推翻不欲改革之上位者，重新建立願意順應民心（應乎人）的統治階級，才完成了改革的推行，我想這是爻辭沒有寫出來的事情。當然有可能易經的爻辭是在革命後建立的新政權手中完成或修改，當然不希望被推翻其統治地位，所以並不鼓勵大家也來推翻政府進行改革，而希望塑造大家有要求，政府就會順應民心進行改革的形象。</text:p>
      <text:p text:style-name="P2"/>
      <text:p text:style-name="P2">另外是我自己對於革卦的一些發想，或許革卦也可以另做解釋。</text:p>
      <text:p text:style-name="P2"/>
      <text:p text:style-name="P2">革卦是由兌與離所組成，象徵了澤與火的組合，其實可能是古人在描寫溫泉這樣的自然景觀，像是台南的關子嶺溫泉就有水火同源這樣的景點。</text:p>
      <text:p text:style-name="P2"/>
      <text:p text:style-name="P2">另外離卦代表了中女，兌卦代表少女，卦的發展順序是由下而上，是由中女到少女，也許是此卦在告訴我們溫泉具有返老還童、養顏美容的回春功效呢。</text:p>
      <text:p text:style-name="P2"/>
      <text:p text:style-name="P2">至於為什麼要叫做「革」卦我想這也是有原因的，我們可以來看看「革」字的金文（<text:a xlink:type="simple" xlink:href="http://goo.gl/8iXer">http://goo.gl/8iXer</text:a> ），或許這是一個象形文字，我們可以看到上方有一個像是「廿」的部份，是形象了溫泉的源頭，下方有個「十」字是引流的溫泉，而左右有兩個人正在這個引流的溫泉溝渠上泡腳，像是今日的新北投、礁溪都有類似的泡腳設施，所以這是一個用來描繪溫泉區的字，因此作為描述溫泉的卦象的卦名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sans-serif" svg:font-family="sans-serif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" style:display-name="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WW-_3f__3f__3f__3f__3f__3f_123" style:display-name="WW-??????123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WW-_3f__3f_12345" style:display-name="WW-??12345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1_7e_LT_7e_Gliederung_20_1" style:display-name="?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paragraph" style:parent-style-name="_3f_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1_7e_LT_7e_Gliederung_20_3" style:display-name="??1~LT~Gliederung 3" style:family="paragraph" style:parent-style-name="_3f_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1_7e_LT_7e_Gliederung_20_4" style:display-name="??1~LT~Gliederung 4" style:family="paragraph" style:parent-style-name="_3f_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1_7e_LT_7e_Gliederung_20_5" style:display-name="??1~LT~Gliederung 5" style:family="paragraph" style:parent-style-name="_3f_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1_7e_LT_7e_Gliederung_20_6" style:display-name="??1~LT~Gliederung 6" style:family="paragraph" style:parent-style-name="_3f__3f_1_7e_LT_7e_Gliederung_20_5"/>
    <style:style style:name="_3f__3f_1_7e_LT_7e_Gliederung_20_7" style:display-name="??1~LT~Gliederung 7" style:family="paragraph" style:parent-style-name="_3f__3f_1_7e_LT_7e_Gliederung_20_6"/>
    <style:style style:name="_3f__3f_1_7e_LT_7e_Gliederung_20_8" style:display-name="??1~LT~Gliederung 8" style:family="paragraph" style:parent-style-name="_3f__3f_1_7e_LT_7e_Gliederung_20_7"/>
    <style:style style:name="_3f__3f_1_7e_LT_7e_Gliederung_20_9" style:display-name="??1~LT~Gliederung 9" style:family="paragraph" style:parent-style-name="_3f__3f_1_7e_LT_7e_Gliederung_20_8"/>
    <style:style style:name="_3f__3f_1_7e_LT_7e_Titel" style:display-name="?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letter-kerning="true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1_7e_LT_7e_Untertitel" style:display-name="?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letter-kerning="true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paragraph">
      <style:paragraph-properties style:text-autospace="none"/>
      <style:text-properties style:letter-kerning="true"/>
    </style:style>
    <style:style style:name="_3f__3f_1_7e_LT_7e_Hintergrund" style:display-name="??1~LT~Hintergrund" style:family="paragraph">
      <style:paragraph-properties fo:text-align="center" style:justify-single-word="false" style:text-autospac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2-11T10:45:47</dc:date>
    <meta:editing-duration>PT8H35M56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2" meta:paragraph-count="19" meta:word-count="795" meta:character-count="1405" meta:non-whitespace-character-count="1439"/>
  </office:meta>
</office:document-meta>
</file>